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svg:font-family="Times"/>
  </office:font-face-decls>
  <office:automatic-styles>
    <style:style style:name="Table1" style:family="table">
      <style:table-properties style:width="7.0in" table:align="margins"/>
    </style:style>
    <style:style style:name="P1" style:family="paragraph" style:parent-style-name="Standard">
      <style:paragraph-properties fo:margin-top="0.1667in" fo:margin-bottom="0.0833in" fo:text-align="center"/>
      <style:text-properties style:font-name="Times" fo:font-size="28.0pt"/>
    </style:style>
    <style:style style:name="P2" style:family="paragraph" style:parent-style-name="Standard">
      <style:paragraph-properties fo:margin-top="0.0417in" fo:margin-bottom="0.0833in" fo:text-align="center"/>
      <style:text-properties style:font-name="Times" fo:font-size="18.0pt"/>
    </style:style>
    <style:style style:name="P3" style:family="paragraph" style:parent-style-name="Standard">
      <style:paragraph-properties fo:text-align="center"/>
      <style:text-properties style:font-name="Arial" fo:font-size="12.0pt"/>
    </style:style>
    <style:style style:name="P4" style:family="paragraph" style:parent-style-name="Standard">
      <style:text-properties style:font-name="Times" fo:font-size="12.0pt"/>
    </style:style>
    <style:style style:name="P5" style:family="paragraph" style:parent-style-name="Standard">
      <style:text-properties style:font-name="Times" fo:font-size="12.0pt" fo:color="#ff0000"/>
    </style:style>
    <style:style style:name="P6" style:family="paragraph" style:parent-style-name="Standard">
      <style:paragraph-properties fo:margin-bottom="0.1000in" fo:margin-left="0.5000in" fo:text-align="justify" fo:text-indent="-0.5000in" fo:line-height="120%">
        <style:tab-stops>
          <style:tab-stop style:position="0.1528in"/>
          <style:tab-stop style:position="0.5000in"/>
        </style:tab-stops>
      </style:paragraph-properties>
      <style:text-properties style:font-name="Times" fo:font-size="12.0pt" fo:color="#000000"/>
    </style:style>
    <style:style style:name="P7" style:family="paragraph" style:parent-style-name="Standard">
      <style:paragraph-properties fo:margin-bottom="0.1000in" fo:margin-left="0.5000in" fo:text-align="justify" fo:text-indent="-0.5000in" fo:line-height="120%">
        <style:tab-stops>
          <style:tab-stop style:position="0.1528in"/>
          <style:tab-stop style:position="0.5000in"/>
        </style:tab-stops>
      </style:paragraph-properties>
      <style:text-properties style:font-name="Times" fo:font-size="12.0pt"/>
    </style:style>
    <style:style style:name="P8" style:family="paragraph" style:parent-style-name="Standard">
      <style:paragraph-properties fo:margin-bottom="0.1000in" fo:margin-left="1.0000in" fo:text-align="justify" fo:text-indent="-1.0000in" fo:line-height="120%">
        <style:tab-stops>
          <style:tab-stop style:position="0.6528in"/>
          <style:tab-stop style:position="1.0000in"/>
        </style:tab-stops>
      </style:paragraph-properties>
      <style:text-properties style:font-name="Times" fo:font-size="12.0pt"/>
    </style:style>
    <style:style style:name="P9" style:family="paragraph" style:parent-style-name="Standard">
      <style:paragraph-properties fo:margin-bottom="0.1000in" fo:margin-left="1.5000in" fo:text-align="justify" fo:text-indent="-1.5000in" fo:line-height="120%">
        <style:tab-stops>
          <style:tab-stop style:position="1.1528in"/>
          <style:tab-stop style:position="1.5000in"/>
        </style:tab-stops>
      </style:paragraph-properties>
      <style:text-properties style:font-name="Times" fo:font-size="12.0pt"/>
    </style:style>
    <style:style style:name="P10" style:family="paragraph" style:parent-style-name="Standard">
      <style:paragraph-properties fo:margin-bottom="0.0972in" fo:margin-left="0.5000in" fo:text-align="justify" fo:text-indent="-0.5000in" fo:line-height="120%">
        <style:tab-stops>
          <style:tab-stop style:position="0.1528in"/>
          <style:tab-stop style:position="0.5000in"/>
        </style:tab-stops>
      </style:paragraph-properties>
      <style:text-properties style:font-name="Times" fo:font-size="12.0pt"/>
    </style:style>
    <style:style style:name="P11" style:family="paragraph" style:parent-style-name="Standard">
      <style:paragraph-properties fo:text-align="justify"/>
      <style:text-properties style:font-name="Times" fo:font-size="12.0pt"/>
    </style:style>
    <style:style style:name="P12" style:family="paragraph" style:parent-style-name="Standard">
      <style:paragraph-properties fo:margin-left="0.5000in" fo:text-align="justify" fo:text-indent="-0.5000in">
        <style:tab-stops>
          <style:tab-stop style:position="0.1528in"/>
          <style:tab-stop style:position="0.5000in"/>
        </style:tab-stops>
      </style:paragraph-properties>
      <style:text-properties style:font-name="Times" fo:font-size="12.0pt"/>
    </style:style>
    <style:style style:name="P13" style:family="paragraph" style:parent-style-name="Standard">
      <style:paragraph-properties fo:text-align="center"/>
      <style:text-properties style:font-name="Times" fo:font-size="12.0pt"/>
    </style:style>
    <style:style style:name="P14" style:family="paragraph" style:parent-style-name="Standard">
      <style:paragraph-properties fo:margin-top="0.0972in"/>
      <style:text-properties style:font-name="Times" fo:font-size="12.0pt"/>
    </style:style>
    <style:style style:name="P15" style:family="paragraph" style:parent-style-name="Standard">
      <style:paragraph-properties fo:margin-bottom="0.0972in" fo:text-align="justify" fo:line-height="120%"/>
      <style:text-properties style:font-name="Times" fo:font-size="12.0pt"/>
    </style:style>
    <style:style style:name="P16" style:family="paragraph" style:parent-style-name="Standard">
      <style:paragraph-properties fo:text-align="center"/>
      <style:text-properties style:font-name="Times" fo:font-size="11.0pt" fo:color="#000000"/>
    </style:style>
    <style:style style:name="P17" style:family="paragraph" style:parent-style-name="Standard">
      <style:text-properties style:font-name="Times" fo:font-size="11.0pt" fo:color="#000000"/>
    </style:style>
    <style:style style:name="P18" style:family="paragraph" style:parent-style-name="Standard">
      <style:paragraph-properties fo:text-align="end"/>
      <style:text-properties style:font-name="Times" fo:font-size="11.0pt" fo:color="#000000"/>
    </style:style>
    <style:style style:name="P19" style:family="paragraph" style:parent-style-name="Standard">
      <style:paragraph-properties fo:margin-top="0.0833in" fo:margin-bottom="0.0833in" fo:text-align="center"/>
      <style:text-properties style:font-name="Times" fo:font-size="12.0pt"/>
    </style:style>
    <style:style style:name="P20" style:family="paragraph" style:parent-style-name="Standard">
      <style:paragraph-properties fo:margin-top="0.0972in" fo:text-align="justify"/>
      <style:text-properties style:font-name="Times" fo:font-size="15.0pt"/>
    </style:style>
    <style:style style:name="P21" style:family="paragraph" style:parent-style-name="Standard">
      <style:paragraph-properties fo:margin-bottom="0.0972in" fo:line-height="120%"/>
      <style:text-properties style:font-name="Times" fo:font-size="12.0pt"/>
    </style:style>
    <style:style style:name="P22" style:family="paragraph" style:parent-style-name="Standard">
      <style:paragraph-properties fo:margin-bottom="0.0972in" fo:text-align="center" fo:line-height="120%"/>
      <style:text-properties style:font-name="Times" fo:font-size="12.0pt"/>
    </style:style>
    <style:style style:name="P23" style:family="paragraph" style:parent-style-name="Standard">
      <style:paragraph-properties fo:margin-top="0.0972in" fo:text-align="center"/>
      <style:text-properties style:font-name="Times" fo:font-size="12.0pt"/>
    </style:style>
    <style:style style:name="P24" style:family="paragraph" style:parent-style-name="Standard">
      <style:paragraph-properties fo:margin-bottom="0.0972in" fo:text-align="justify" fo:line-height="120%"/>
      <style:text-properties style:font-name="Arial" fo:font-size="12.0pt"/>
    </style:style>
    <style:style style:name="P25" style:family="paragraph" style:parent-style-name="Standard">
      <style:paragraph-properties fo:margin-bottom="0.0972in" fo:line-height="120%"/>
      <style:text-properties style:font-name="Arial" fo:font-size="12.0pt"/>
    </style:style>
    <style:style style:name="P26" style:family="paragraph" style:parent-style-name="Standard">
      <style:paragraph-properties fo:margin-bottom="0.0972in" fo:line-height="120%"/>
      <style:text-properties style:font-name="Arial" fo:font-size="10.0pt"/>
    </style:style>
    <style:style style:name="P27" style:family="paragraph" style:parent-style-name="Standard">
      <style:paragraph-properties style:line-height-at-least="0.1944in"/>
      <style:text-properties style:font-name="Times" fo:font-size="12.0pt" fo:color="#000000"/>
    </style:style>
    <style:style style:name="P28" style:family="paragraph" style:parent-style-name="Standard">
      <style:paragraph-properties fo:margin-bottom="0.0972in" fo:margin-left="0.5000in" fo:text-indent="-0.5000in" fo:line-height="120%">
        <style:tab-stops>
          <style:tab-stop style:position="0.1528in"/>
          <style:tab-stop style:position="0.5000in"/>
        </style:tab-stops>
      </style:paragraph-properties>
      <style:text-properties style:font-name="Times" fo:font-size="12.0pt" fo:color="#000000"/>
    </style:style>
    <style:style style:name="P29" style:family="paragraph" style:parent-style-name="Standard">
      <style:paragraph-properties fo:margin-bottom="0.0972in" fo:margin-left="0.5000in" fo:text-indent="-0.5000in" fo:line-height="120%">
        <style:tab-stops>
          <style:tab-stop style:position="0.1528in"/>
          <style:tab-stop style:position="0.5000in"/>
        </style:tab-stops>
      </style:paragraph-properties>
      <style:text-properties style:font-name="Times" fo:font-size="12.0pt"/>
    </style:style>
    <style:style style:name="T1" style:family="text">
      <style:text-properties fo:font-weight="bold" fo:font-weight-asian="bold" fo:font-weight-complex="bold" fo:letter-spacing="0.0000in"/>
    </style:style>
    <style:style style:name="T2" style:family="text">
      <style:text-properties fo:letter-spacing="0.0000in"/>
    </style:style>
    <style:style style:name="T3" style:family="text">
      <style:text-properties fo:font-weight="bold" fo:font-weight-asian="bold" fo:font-weight-complex="bold"/>
    </style:style>
    <style:style style:name="T4" style:family="text">
      <style:text-properties fo:font-weight="bold" fo:font-weight-asian="bold" fo:font-weight-complex="bold" fo:color="#ff0000"/>
    </style:style>
    <style:style style:name="T5" style:family="text">
      <style:text-properties fo:font-weight="bold" fo:font-weight-asian="bold" fo:font-weight-complex="bold" style:text-underline-style="solid" fo:letter-spacing="0.0000in" fo:color="#ff0000"/>
    </style:style>
    <style:style style:name="T6" style:family="text">
      <style:text-properties fo:letter-spacing="0.0000in" fo:color="#ff0000"/>
    </style:style>
    <style:style style:name="T7" style:family="text">
      <style:text-properties fo:font-style="italic" fo:font-style-asian="italic" fo:font-style-complex="italic" fo:letter-spacing="0.0000in"/>
    </style:style>
    <style:style style:name="T8" style:family="text">
      <style:text-properties fo:font-style="italic" fo:font-style-asian="italic" fo:font-style-complex="italic" style:text-position="sub 100%" fo:letter-spacing="0.0000in"/>
    </style:style>
    <style:style style:name="T9" style:family="text">
      <style:text-properties style:text-position="super 100%" fo:letter-spacing="0.0000in"/>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level-style-bullet text:level="3" text:bullet-char="▪">
        <style:list-level-properties text:space-before="0.75in" text:min-label-width="0.25in"/>
      </text:list-level-style-bullet>
    </text:list-style>
    <text:list-style style:name="L2">
      <text:list-level-style-number text:level="1" style:num-suffix="." style:num-format="1">
        <style:list-level-properties text:space-before="0.25in" text:min-label-width="0.25in"/>
      </text:list-level-style-number>
    </text:list-style>
    <text:list-style style:name="L3">
      <text:list-level-style-bullet text:level="1" text:bullet-char="•">
        <style:list-level-properties text:space-before="0.25in" text:min-label-width="0.25in"/>
      </text:list-level-style-bullet>
    </text:list-style>
  </office:automatic-styles>
  <office:body>
    <office:text>
      <text:p text:style-name="P1"><text:span text:style-name="T1">INF8775 – Analyse et conception d’algorithmes</text:span></text:p>
      <text:p text:style-name="P2"><text:span text:style-name="T2">TP1 – Automne 2019</text:span></text:p>
      <text:p text:style-name="P3"><text:span text:style-name="T2"/></text:p>
      <table:table table:name="Table1" table:style-name="Table1">
        <table:table-column table:style-name="TableColumn1"/>
        <table:table-column table:style-name="TableColumn1"/>
        <table:table-row>
          <table:table-cell table:style-name="TableCell1">
            <text:p text:style-name="P4"><text:span text:style-name="T1">Nom, prénom, matricule des membres</text:span></text:p>
            <text:p text:style-name="P4"><text:span text:style-name="T1"/></text:p>
          </table:table-cell>
          <table:table-cell table:style-name="TableCell1">
            <text:p text:style-name="P5"><text:span text:style-name="T2">Nom, prénom, matricule</text:span></text:p>
            <text:p text:style-name="P5"><text:span text:style-name="T2">Nom, prénom, matricule</text:span></text:p>
          </table:table-cell>
        </table:table-row>
        <table:table-row>
          <table:table-cell table:style-name="TableCell1">
            <text:p text:style-name="P4"><text:span text:style-name="T1">Note finale / 13</text:span></text:p>
          </table:table-cell>
          <table:table-cell table:style-name="TableCell1">
            <text:p text:style-name="P4"><text:span text:style-name="T2">0</text:span></text:p>
          </table:table-cell>
        </table:table-row>
      </table:table>
      <text:p text:style-name="P4"><text:span text:style-name="T2"/></text:p>
      <text:p text:style-name="P4"><text:span text:style-name="T3">Instructions</text:span></text:p>
      <text:list text:style-name="L1">
        <text:list-item>
          <text:p text:style-name="P6"><text:span text:style-name="T4"/><text:span text:style-name="T5">Attention : Aucune équipe mixte entre les groupes B1 et B2.</text:span><text:span text:style-name="T6"><text:s/></text:span><text:span text:style-name="T2">Si vous voulez changer de groupe, vous devez en faire la demande au registrariat. Si vous avez un conflit d’horaire, veuillez consulter un des chargés de laboratoire.</text:span></text:p>
        </text:list-item>
        <text:list-item>
          <text:p text:style-name="P7"><text:span text:style-name="T2">Répondez directement dans ce document ODT avec LibreOffice, car la correction se fait à même ce fichier.</text:span></text:p>
        </text:list-item>
        <text:list-item>
          <text:p text:style-name="P7"><text:span text:style-name="T2">Avant votre troisième séance de laboratoire (</text:span><text:span text:style-name="T6">9 octobre 8h30 (groupe B1)</text:span><text:span text:style-name="T2"><text:s/>ou </text:span><text:span text:style-name="T6">23 octobre 8h30 (groupe B2)</text:span><text:span text:style-name="T2">), vous devez faire une remise électronique sur Moodle en suivant les instructions suivantes :</text:span></text:p>
          <text:list>
            <text:list-item>
              <text:p text:style-name="P8"><text:span text:style-name="T2">Le dossier remis doit se nommer matricule1_matricule2_tp1 et doit être compressé sous format zip.</text:span></text:p>
            </text:list-item>
            <text:list-item>
              <text:p text:style-name="P8"><text:span text:style-name="T2">À la racine de ce dernier, on doit retrouver :</text:span></text:p>
              <text:list>
                <text:list-item>
                  <text:p text:style-name="P9"><text:span text:style-name="T2">Ce rapport sous format ODT.</text:span></text:p>
                </text:list-item>
                <text:list-item>
                  <text:p text:style-name="P9"><text:span text:style-name="T2">Un script nommé </text:span><text:span text:style-name="T7">tp.sh</text:span><text:span text:style-name="T2"><text:s/>servant à exécuter les différents algorithmes du TP. L’interface du script est décrite à la fin du rapport.</text:span></text:p>
                </text:list-item>
                <text:list-item>
                  <text:p text:style-name="P9"><text:span text:style-name="T2">Un fichier texte nommé </text:span><text:span text:style-name="T7">emails.txt</text:span><text:span text:style-name="T2"><text:s/>contenant le courriel de chaque membre de l’équipe.</text:span></text:p>
                </text:list-item>
                <text:list-item>
                  <text:p text:style-name="P9"><text:span text:style-name="T2">Le code source et les exécutables.</text:span></text:p>
                </text:list-item>
              </text:list>
            </text:list-item>
          </text:list>
        </text:list-item>
        <text:list-item>
          <text:p text:style-name="P7"><text:span text:style-name="T2">Vous avez le choix du langage de programmation utilisé mais vous devrez utiliser les mêmes langage, compilateur et ordinateur pour toutes vos implantations. Le code et les exécutables soumis devront être compatible avec les ordinateurs de la salle L-4714.</text:span></text:p>
        </text:list-item>
        <text:list-item>
          <text:p text:style-name="P10"><text:span text:style-name="T2">Vous êtes encouragés à lire le guide intitulé “guide bash” sur Moodle pour faire vos graphiques. C’est un guide qui a été concu pour un ancien TP, mais il contient beaucoup d’informations pertinentes.</text:span></text:p>
        </text:list-item>
      </text:list>
      <text:p text:style-name="P4"><text:span text:style-name="T3">Mise en situation</text:span></text:p>
      <text:p text:style-name="P11"><text:span text:style-name="T2">Ce travail pratique se répartit sur deux séances de laboratoire et porte sur l’analyse empirique et hybride des algorithmes. À la section 3.2 des notes de cours, trois approches d’analyse de l’implantation d’un algorithme sont décrites (voir aussi le document </text:span><text:span text:style-name="T7">“approches d’analyse empirique”</text:span><text:span text:style-name="T2"><text:s/>dans la section 3). Vous les mettrez en pratique pour des algorithmes de recherche des deux points les plus rapprochés (</text:span><text:a xlink:type="simple" xlink:href="https://fr.wikipedia.org/wiki/Recherche_des_deux_points_les_plus_rapproch%E9s"><text:span text:style-name="T2">lien</text:span></text:a><text:span text:style-name="T2">).</text:span></text:p>
      <text:p text:style-name="P11"><text:span text:style-name="T2"/></text:p>
      <text:p text:style-name="P11"><text:span text:style-name="T2">Vous devez analyser trois algorithmes :</text:span></text:p>
      <text:list text:style-name="L2">
        <text:list-item>
          <text:p text:style-name="P12"><text:span text:style-name="T2">Algorithme de force brute</text:span></text:p>
        </text:list-item>
        <text:list-item>
          <text:p text:style-name="P12"><text:span text:style-name="T2">Algorithme diviser-pour-régner avec un seuil de récursivité de 1</text:span></text:p>
        </text:list-item>
        <text:list-item>
          <text:p text:style-name="P12"><text:span text:style-name="T2">Algorithme diviser-pour-régner avec un seuil de récursivité déterminé expérimentalement</text:span></text:p>
        </text:list-item>
      </text:list>
      <text:p text:style-name="P11"><text:span text:style-name="T2"/></text:p>
      <text:p text:style-name="P11"><text:span text:style-name="T2">Les exemplaires dont la taille est en deça du seuil de récursivité ne sont plus résolus récursivement mais plutôt directement avec l’algorithme de force brute.</text:span></text:p>
      <text:p text:style-name="P11"><text:span text:style-name="T2"/></text:p>
      <text:p text:style-name="P4"><text:span text:style-name="T3">Jeu de données</text:span></text:p>
      <text:p text:style-name="P11"><text:span text:style-name="T2">Nous vous fournissons un générateur d’exemplaires (le fichier “gen.py”) vous permettant de construire un jeu de données adéquat pour vos besoins. Les instructions d’utilisation de ce générateur se trouvent dans le code source. Les exemplaires générés ont la forme suivante :</text:span></text:p>
      <text:p text:style-name="P11"><text:span text:style-name="T2"/></text:p>
      <text:p text:style-name="P11"><text:span text:style-name="T7">n</text:span></text:p>
      <text:p text:style-name="P11"><text:span text:style-name="T7">x</text:span><text:span text:style-name="T8">1 </text:span><text:span text:style-name="T7"><text:s/>y</text:span><text:span text:style-name="T8">2</text:span></text:p>
      <text:p text:style-name="P11"><text:span text:style-name="T7">x</text:span><text:span text:style-name="T8">2 </text:span><text:span text:style-name="T7"><text:s/>y</text:span><text:span text:style-name="T8">2</text:span></text:p>
      <text:p text:style-name="P11"><text:span text:style-name="T7">...</text:span></text:p>
      <text:p text:style-name="P11"><text:span text:style-name="T7">x</text:span><text:span text:style-name="T8">n </text:span><text:span text:style-name="T7"><text:s/>y</text:span><text:span text:style-name="T8">n</text:span></text:p>
      <text:p text:style-name="P4"><text:span text:style-name="T2"/></text:p>
      <text:p text:style-name="P4"><text:span text:style-name="T3">Fichiers fournis</text:span></text:p>
      <text:p text:style-name="P11"><text:span text:style-name="T2">Vous n’avez en théorie pas à implémenter vous-mêmes les algorithmes pour ce TP. Vous pouvez par exemple ajuster l’implantation suivante en C++ (</text:span><text:a xlink:type="simple" xlink:href="https://www.geeksforgeeks.org/closest-pair-of-points-onlogn-implementation/"><text:span text:style-name="T2">lien</text:span></text:a><text:span text:style-name="T2">) pour vos besoins, ou bien cette autre implantation en Python (</text:span><text:a xlink:type="simple" xlink:href="https://github.com/AliceB08/closest_points"><text:span text:style-name="T2">lien</text:span></text:a><text:span text:style-name="T2">). Attention, nous ne garantissons pas la validité des implantations trouvées sur internet, même celles dont nous vous avons fourni les liens ci-haut. C’est à vous de vous assurer que les algorithmes sont corrects.</text:span></text:p>
      <text:p text:style-name="P11"><text:span text:style-name="T2"/></text:p>
      <text:p text:style-name="P11"><text:span text:style-name="T2">Si, par exemple, vous décidez de prendre l’implantation en C++ dont le lien est donné plus haut, il se peut que vous rencontriez des erreurs de type segfault lorsque vous faites des tests sur des exemplaires assez gros (à partir d’un peu moins d’un million de points). Ces erreurs sont dues à la taille du monceau qui est trop petite. Vous pouvez voir la taille du monceau avec la commande “ulimit -s” (elle sera probablement de 8192). Vous pouvez augmenter la taille du monceau pour éliminer ces erreurs (par exemple “ulimit -s 64000”). Les modifications apportées par la commande “ulimit” sont bonnes pour la session seulement. La taille du monceau ne peut être augmentée qu’une seule fois par session.</text:span></text:p>
      <text:p text:style-name="P11"><text:span text:style-name="T2"/></text:p>
      <text:p text:style-name="P11"><text:span text:style-name="T2">Nous vous fournissons un fichier “tp.sh” qui est à peu près fonctionnel avec le fichier “points.cpp”, ce qui devrait vous aider à démarrer du point de vue de l’interface de tp.sh telle que demandée dans ce rapport. Si vous utilisez un autre langage que le C++, il n’y a que la dernière ligne de tp.sh à modifier pour le faire fonctionner avec votre implantation.</text:span></text:p>
      <text:p text:style-name="P11"><text:span text:style-name="T2"/></text:p>
      <text:p text:style-name="P4"><text:span text:style-name="T3">Présentation des résultats</text:span></text:p>
      <table:table table:name="Table2" table:style-name="Table1">
        <table:table-column table:style-name="TableColumn1"/>
        <table:table-column table:style-name="TableColumn1"/>
        <table:table-row>
          <table:table-cell table:style-name="TableCell1">
            <text:p text:style-name="P13"><text:span text:style-name="T2">0</text:span></text:p>
          </table:table-cell>
          <table:table-cell table:style-name="TableCell1">
            <text:p text:style-name="P13"><text:span text:style-name="T2"><text:s/>/ 4 pt</text:span></text:p>
          </table:table-cell>
        </table:table-row>
      </table:table>
      <text:p text:style-name="P14"><text:span text:style-name="T3">Tableau des résulats</text:span></text:p>
      <text:p text:style-name="P15"><text:span text:style-name="T2">Nous avons sélectionné 8 tailles différentes pour tester les temps moyens. Nous avons tenté de choisir des tailles qui pourraient bien être analysé par la suite dans des graphiques avec des échelles logarithmiques. De plus, afin de bien visualiser la convergence, nous avons choisi de grandes valeurs de taille. </text:span></text:p>
      <table:table table:name="Table3" table:style-name="Table1">
        <table:table-column table:style-name="TableColumn1"/>
        <table:table-column table:style-name="TableColumn1"/>
        <table:table-row>
          <table:table-cell table:style-name="TableCell1">
            <text:p text:style-name="P16"><text:span text:style-name="T1">Taille</text:span></text:p>
          </table:table-cell>
          <table:table-cell table:style-name="TableCell1">
            <text:p text:style-name="P17"><text:span text:style-name="T1">Temps moyen (µs)</text:span></text:p>
          </table:table-cell>
        </table:table-row>
        <table:table-row>
          <table:table-cell table:style-name="TableCell1">
            <text:p text:style-name="P18"><text:span text:style-name="T1">1000</text:span></text:p>
          </table:table-cell>
          <table:table-cell table:style-name="TableCell1">
            <text:p text:style-name="P18"><text:span text:style-name="T2">9744.7</text:span></text:p>
          </table:table-cell>
        </table:table-row>
        <table:table-row>
          <table:table-cell table:style-name="TableCell1">
            <text:p text:style-name="P18"><text:span text:style-name="T1">2000</text:span></text:p>
          </table:table-cell>
          <table:table-cell table:style-name="TableCell1">
            <text:p text:style-name="P18"><text:span text:style-name="T2">36557.1</text:span></text:p>
          </table:table-cell>
        </table:table-row>
        <table:table-row>
          <table:table-cell table:style-name="TableCell1">
            <text:p text:style-name="P18"><text:span text:style-name="T1">4000</text:span></text:p>
          </table:table-cell>
          <table:table-cell table:style-name="TableCell1">
            <text:p text:style-name="P18"><text:span text:style-name="T2">139495.8</text:span></text:p>
          </table:table-cell>
        </table:table-row>
        <table:table-row>
          <table:table-cell table:style-name="TableCell1">
            <text:p text:style-name="P18"><text:span text:style-name="T1">8000</text:span></text:p>
          </table:table-cell>
          <table:table-cell table:style-name="TableCell1">
            <text:p text:style-name="P18"><text:span text:style-name="T2">549515.8</text:span></text:p>
          </table:table-cell>
        </table:table-row>
        <table:table-row>
          <table:table-cell table:style-name="TableCell1">
            <text:p text:style-name="P18"><text:span text:style-name="T1">16000</text:span></text:p>
          </table:table-cell>
          <table:table-cell table:style-name="TableCell1">
            <text:p text:style-name="P18"><text:span text:style-name="T2">2203196</text:span></text:p>
          </table:table-cell>
        </table:table-row>
        <table:table-row>
          <table:table-cell table:style-name="TableCell1">
            <text:p text:style-name="P18"><text:span text:style-name="T1">20000</text:span></text:p>
          </table:table-cell>
          <table:table-cell table:style-name="TableCell1">
            <text:p text:style-name="P18"><text:span text:style-name="T2">3441549</text:span></text:p>
          </table:table-cell>
        </table:table-row>
        <table:table-row>
          <table:table-cell table:style-name="TableCell1">
            <text:p text:style-name="P18"><text:span text:style-name="T1">32000</text:span></text:p>
          </table:table-cell>
          <table:table-cell table:style-name="TableCell1">
            <text:p text:style-name="P18"><text:span text:style-name="T2">8848505</text:span></text:p>
          </table:table-cell>
        </table:table-row>
        <table:table-row>
          <table:table-cell table:style-name="TableCell1">
            <text:p text:style-name="P18"><text:span text:style-name="T1">64000</text:span></text:p>
          </table:table-cell>
          <table:table-cell table:style-name="TableCell1">
            <text:p text:style-name="P18"><text:span text:style-name="T2">35219840</text:span></text:p>
          </table:table-cell>
        </table:table-row>
      </table:table>
      <text:p text:style-name="P19"><text:span text:style-name="T7">Tableau 1 : Résultats pour l'algorithme Force brute</text:span></text:p>
      <text:p text:style-name="P19"><text:span text:style-name="T7"/></text:p>
      <table:table table:name="Table4" table:style-name="Table1">
        <table:table-column table:style-name="TableColumn1"/>
        <table:table-column table:style-name="TableColumn1"/>
        <table:table-row>
          <table:table-cell table:style-name="TableCell1">
            <text:p text:style-name="P16"><text:span text:style-name="T1">Taille</text:span></text:p>
          </table:table-cell>
          <table:table-cell table:style-name="TableCell1">
            <text:p text:style-name="P17"><text:span text:style-name="T1">Temps moyen (µs)</text:span></text:p>
          </table:table-cell>
        </table:table-row>
        <table:table-row>
          <table:table-cell table:style-name="TableCell1">
            <text:p text:style-name="P18"><text:span text:style-name="T1">1000</text:span></text:p>
          </table:table-cell>
          <table:table-cell table:style-name="TableCell1">
            <text:p text:style-name="P18"><text:span text:style-name="T2">555.6</text:span></text:p>
          </table:table-cell>
        </table:table-row>
        <table:table-row>
          <table:table-cell table:style-name="TableCell1">
            <text:p text:style-name="P18"><text:span text:style-name="T1">2000</text:span></text:p>
          </table:table-cell>
          <table:table-cell table:style-name="TableCell1">
            <text:p text:style-name="P18"><text:span text:style-name="T2">1112.6</text:span></text:p>
          </table:table-cell>
        </table:table-row>
        <table:table-row>
          <table:table-cell table:style-name="TableCell1">
            <text:p text:style-name="P18"><text:span text:style-name="T1">4000</text:span></text:p>
          </table:table-cell>
          <table:table-cell table:style-name="TableCell1">
            <text:p text:style-name="P18"><text:span text:style-name="T2">2239.2</text:span></text:p>
          </table:table-cell>
        </table:table-row>
        <table:table-row>
          <table:table-cell table:style-name="TableCell1">
            <text:p text:style-name="P18"><text:span text:style-name="T1">8000</text:span></text:p>
          </table:table-cell>
          <table:table-cell table:style-name="TableCell1">
            <text:p text:style-name="P18"><text:span text:style-name="T2">4690.3</text:span></text:p>
          </table:table-cell>
        </table:table-row>
        <table:table-row>
          <table:table-cell table:style-name="TableCell1">
            <text:p text:style-name="P18"><text:span text:style-name="T1">16000</text:span></text:p>
          </table:table-cell>
          <table:table-cell table:style-name="TableCell1">
            <text:p text:style-name="P18"><text:span text:style-name="T2">10382.5</text:span></text:p>
          </table:table-cell>
        </table:table-row>
        <table:table-row>
          <table:table-cell table:style-name="TableCell1">
            <text:p text:style-name="P18"><text:span text:style-name="T1">20000</text:span></text:p>
          </table:table-cell>
          <table:table-cell table:style-name="TableCell1">
            <text:p text:style-name="P18"><text:span text:style-name="T2">12815.6</text:span></text:p>
          </table:table-cell>
        </table:table-row>
        <table:table-row>
          <table:table-cell table:style-name="TableCell1">
            <text:p text:style-name="P18"><text:span text:style-name="T1">32000</text:span></text:p>
          </table:table-cell>
          <table:table-cell table:style-name="TableCell1">
            <text:p text:style-name="P18"><text:span text:style-name="T2">19845.8</text:span></text:p>
          </table:table-cell>
        </table:table-row>
        <table:table-row>
          <table:table-cell table:style-name="TableCell1">
            <text:p text:style-name="P18"><text:span text:style-name="T1">64000</text:span></text:p>
          </table:table-cell>
          <table:table-cell table:style-name="TableCell1">
            <text:p text:style-name="P18"><text:span text:style-name="T2">39300.6</text:span></text:p>
          </table:table-cell>
        </table:table-row>
      </table:table>
      <text:p text:style-name="P19"><text:span text:style-name="T7">Tableau 2 : Résultats pour l'algorithme Diviser pour régner (seuil = 1)</text:span></text:p>
      <text:p text:style-name="P19"><text:span text:style-name="T7"/></text:p>
      <table:table table:name="Table5" table:style-name="Table1">
        <table:table-column table:style-name="TableColumn1"/>
        <table:table-column table:style-name="TableColumn1"/>
        <table:table-row>
          <table:table-cell table:style-name="TableCell1">
            <text:p text:style-name="P16"><text:span text:style-name="T1">Taille</text:span></text:p>
          </table:table-cell>
          <table:table-cell table:style-name="TableCell1">
            <text:p text:style-name="P17"><text:span text:style-name="T1">Temps moyen (µs)</text:span></text:p>
          </table:table-cell>
        </table:table-row>
        <table:table-row>
          <table:table-cell table:style-name="TableCell1">
            <text:p text:style-name="P18"><text:span text:style-name="T1">1000</text:span></text:p>
          </table:table-cell>
          <table:table-cell table:style-name="TableCell1">
            <text:p text:style-name="P18"><text:span text:style-name="T2">465.3</text:span></text:p>
          </table:table-cell>
        </table:table-row>
        <table:table-row>
          <table:table-cell table:style-name="TableCell1">
            <text:p text:style-name="P18"><text:span text:style-name="T1">2000</text:span></text:p>
          </table:table-cell>
          <table:table-cell table:style-name="TableCell1">
            <text:p text:style-name="P18"><text:span text:style-name="T2">983.2</text:span></text:p>
          </table:table-cell>
        </table:table-row>
        <table:table-row>
          <table:table-cell table:style-name="TableCell1">
            <text:p text:style-name="P18"><text:span text:style-name="T1">4000</text:span></text:p>
          </table:table-cell>
          <table:table-cell table:style-name="TableCell1">
            <text:p text:style-name="P18"><text:span text:style-name="T2">2188</text:span></text:p>
          </table:table-cell>
        </table:table-row>
        <table:table-row>
          <table:table-cell table:style-name="TableCell1">
            <text:p text:style-name="P18"><text:span text:style-name="T1">8000</text:span></text:p>
          </table:table-cell>
          <table:table-cell table:style-name="TableCell1">
            <text:p text:style-name="P18"><text:span text:style-name="T2">4687.6</text:span></text:p>
          </table:table-cell>
        </table:table-row>
        <table:table-row>
          <table:table-cell table:style-name="TableCell1">
            <text:p text:style-name="P18"><text:span text:style-name="T1">16000</text:span></text:p>
          </table:table-cell>
          <table:table-cell table:style-name="TableCell1">
            <text:p text:style-name="P18"><text:span text:style-name="T2">9808</text:span></text:p>
          </table:table-cell>
        </table:table-row>
        <table:table-row>
          <table:table-cell table:style-name="TableCell1">
            <text:p text:style-name="P18"><text:span text:style-name="T1">20000</text:span></text:p>
          </table:table-cell>
          <table:table-cell table:style-name="TableCell1">
            <text:p text:style-name="P18"><text:span text:style-name="T2">11703.4</text:span></text:p>
          </table:table-cell>
        </table:table-row>
        <table:table-row>
          <table:table-cell table:style-name="TableCell1">
            <text:p text:style-name="P18"><text:span text:style-name="T1">32000</text:span></text:p>
          </table:table-cell>
          <table:table-cell table:style-name="TableCell1">
            <text:p text:style-name="P18"><text:span text:style-name="T2">18414.2</text:span></text:p>
          </table:table-cell>
        </table:table-row>
        <table:table-row>
          <table:table-cell table:style-name="TableCell1">
            <text:p text:style-name="P18"><text:span text:style-name="T1">64000</text:span></text:p>
          </table:table-cell>
          <table:table-cell table:style-name="TableCell1">
            <text:p text:style-name="P18"><text:span text:style-name="T2">36970.2</text:span></text:p>
          </table:table-cell>
        </table:table-row>
      </table:table>
      <text:p text:style-name="P19"><text:span text:style-name="T7">Tableau 3 : Résultats pour l'algorithme Diviser pour régner (seuil = 4)</text:span></text:p>
      <text:p text:style-name="P20"><text:span text:style-name="T3">Tests de puissance</text:span></text:p>
      <text:p text:style-name="P21"><text:span text:style-name="T2"/></text:p>
      <text:p text:style-name="P22"><text:span text:style-name="T2"/></text:p>
      <text:p text:style-name="P19"><text:span text:style-name="T7">Figure 1: Comparatif entre Diviser pour régner (seuil=1) et brute force</text:span></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Figure 2 : Test de puissance pour Brute force</text:span></text:p>
      <text:p text:style-name="P19"><text:span text:style-name="T7"/></text:p>
      <text:p text:style-name="P19"><text:span text:style-name="T7"/></text:p>
      <text:p text:style-name="P19"><text:span text:style-name="T7"/></text:p>
      <text:p text:style-name="P19"><text:span text:style-name="T7"/></text:p>
      <text:p text:style-name="P19"><text:span text:style-name="T7">Figure 3 : Test de puissance pour Diviser pour régner avec un seuil de 1</text:span></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Figure 4: Test de puissance pour Diviser pour régner avec un seuil de 4</text:span></text:p>
      <text:p text:style-name="P19"><text:span text:style-name="T7"/></text:p>
      <text:p text:style-name="P15"><text:span text:style-name="T7"/></text:p>
      <text:p text:style-name="P20"><text:span text:style-name="T3">Test du rapport</text:span></text:p>
      <text:p text:style-name="P21"><text:span text:style-name="T2"/></text:p>
      <text:p text:style-name="P22"><text:span text:style-name="T2"/></text:p>
      <text:p text:style-name="P19"><text:span text:style-name="T7">Figure 5 : Test du rapport pour Brute force</text:span></text:p>
      <text:p text:style-name="P21"><text:span text:style-name="T2"/></text:p>
      <text:p text:style-name="P21"><text:span text:style-name="T2"/></text:p>
      <text:p text:style-name="P23"><text:span text:style-name="T3"/></text:p>
      <text:p text:style-name="P19"><text:span text:style-name="T7">Figure 6 : Test du rapport pour Diviser pour régner avec un seuil de 1</text:span></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Figure 7 : Test du rapport pour Diviser pour régner avec un seuil de 4</text:span></text:p>
      <text:p text:style-name="P20"><text:span text:style-name="T3"/></text:p>
      <text:p text:style-name="P21"><text:span text:style-name="T2"/></text:p>
      <text:p text:style-name="P21"><text:span text:style-name="T2"/></text:p>
      <text:p text:style-name="P20"><text:span text:style-name="T3">Test des constantes</text:span></text:p>
      <text:p text:style-name="P21"><text:span text:style-name="T2"/></text:p>
      <text:p text:style-name="P22"><text:span text:style-name="T2"/></text:p>
      <text:p text:style-name="P19"><text:span text:style-name="T7">Figure 8 : Test des constantes pour Brute force</text:span></text:p>
      <text:p text:style-name="P19"><text:span text:style-name="T7"/></text:p>
      <text:p text:style-name="P19"><text:span text:style-name="T7"/></text:p>
      <text:p text:style-name="P19"><text:span text:style-name="T7"/></text:p>
      <text:p text:style-name="P19"><text:span text:style-name="T7">Figure 9 : Test des constantes pour Diviser pour régner avec un seuil de 1</text:span></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Figure 10 : Test des constantes pour Diviser pour régner avec un seuil de 4</text:span></text:p>
      <text:p text:style-name="P19"><text:span text:style-name="T7"/></text:p>
      <text:p text:style-name="P19"><text:span text:style-name="T7"/></text:p>
      <text:p text:style-name="P4"><text:span text:style-name="T3">Analyse et discussion</text:span></text:p>
      <table:table table:name="Table6" table:style-name="Table1">
        <table:table-column table:style-name="TableColumn1"/>
        <table:table-column table:style-name="TableColumn1"/>
        <table:table-row>
          <table:table-cell table:style-name="TableCell1">
            <text:p text:style-name="P13"><text:span text:style-name="T2">0</text:span></text:p>
          </table:table-cell>
          <table:table-cell table:style-name="TableCell1">
            <text:p text:style-name="P13"><text:span text:style-name="T2"><text:s/>/ 6 pt</text:span></text:p>
          </table:table-cell>
        </table:table-row>
      </table:table>
      <text:p text:style-name="P14"><text:span text:style-name="T3">Que pouvez-vous déduire du test de puissance?</text:span></text:p>
      <text:p text:style-name="P24"><text:span text:style-name="T2">Le test de puissance est utile lorsque nous ne connaissons pas la consommation de ressources de notre algorithme. C’est donc un bon départ pour analyser nos algorithmes. Ce test nous permet de savoir si notre algorithme croit de manière polynomiale avec une échelle log-log. Le résultat ressemble fortement à une droite, pour chacun des algorithmes, ce qui laisse croire une complexité exponentielle. </text:span></text:p>
      <text:p text:style-name="P24"><text:span text:style-name="T2">Tout d’abord, on remarque grâce à notre figure 1 que notre algorithme force brute</text:span><text:span text:style-name="T7"><text:s/></text:span><text:span text:style-name="T2">croît de manière plus rapide que notre algorithme diviser pour régner (seuil 1 et 4). En effet, la constante multiplicative de force brute nous paraît plus élevée que celle de diviser pour régner. </text:span></text:p>
      <text:p text:style-name="P24"><text:span text:style-name="T2">En ce qui concerne notre algorithme diviser pour régner, il a une performance équivalente avec différents seuils, mais à une constante multiplicative près. </text:span></text:p>
      <text:p text:style-name="P14"><text:span text:style-name="T3">Citez la consommation théorique du temps de calcul pour les algorithmes, en notation asymptotique.</text:span></text:p>
      <text:p text:style-name="P25"><text:span text:style-name="T2">Algorithme force brute : O(n</text:span><text:span text:style-name="T9">2</text:span><text:span text:style-name="T2">)</text:span></text:p>
      <text:p text:style-name="P25"><text:span text:style-name="T2">Algorithme Diviser pour régner : O(nlog(n)) </text:span></text:p>
      <text:p text:style-name="P26"><text:span text:style-name="T2">Tiré de https://sites.cs.ucsb.edu/~suri/cs235/ClosestPair.pdf</text:span></text:p>
      <text:p text:style-name="P14"><text:span text:style-name="T3">Que pouvez-vous déduire du test du rapport?</text:span></text:p>
      <text:p text:style-name="P24"><text:span text:style-name="T2">Le test du rapport permet de préciser l’hypothèse de la consommation de ressources de notre algorithme. En effet, on peut utiliser la consommation théorique du temps de calcul pour confirmer la consommation de nos algorithmes. On utilisera O(n</text:span><text:span text:style-name="T9">2</text:span><text:span text:style-name="T2">) pour l’algorithme de force brute ainsi que O(nlog(n)) pour l’algorithme diviser pour régner. </text:span></text:p>
      <text:p text:style-name="P24"><text:span text:style-name="T2"/></text:p>
      <text:p text:style-name="P24"><text:span text:style-name="T2">Tout d’abord, on observe dans tous les cas que la fonction converge vers une valeur positive et donc plus grande que 0. On peut visuellement évaluer les valeurs de b de chacun des algorithmes où les courbes semblent converger. </text:span></text:p>
      <table:table table:name="Table7" table:style-name="Table1">
        <table:table-column table:style-name="TableColumn1"/>
        <table:table-column table:style-name="TableColumn1"/>
        <table:table-row>
          <table:table-cell table:style-name="TableCell1">
            <text:p text:style-name="P17"><text:span text:style-name="T1">algorithme</text:span></text:p>
          </table:table-cell>
          <table:table-cell table:style-name="TableCell1">
            <text:p text:style-name="P16"><text:span text:style-name="T1">b</text:span></text:p>
          </table:table-cell>
        </table:table-row>
        <table:table-row>
          <table:table-cell table:style-name="TableCell1">
            <text:p text:style-name="P17"><text:span text:style-name="T1">brute</text:span></text:p>
          </table:table-cell>
          <table:table-cell table:style-name="TableCell1">
            <text:p text:style-name="P18"><text:span text:style-name="T2">0.0086</text:span></text:p>
          </table:table-cell>
        </table:table-row>
        <table:table-row>
          <table:table-cell table:style-name="TableCell1">
            <text:p text:style-name="P17"><text:span text:style-name="T1">seuil_1</text:span></text:p>
          </table:table-cell>
          <table:table-cell table:style-name="TableCell1">
            <text:p text:style-name="P18"><text:span text:style-name="T2">0.055</text:span></text:p>
          </table:table-cell>
        </table:table-row>
        <table:table-row>
          <table:table-cell table:style-name="TableCell1">
            <text:p text:style-name="P17"><text:span text:style-name="T1">seuil_4</text:span></text:p>
          </table:table-cell>
          <table:table-cell table:style-name="TableCell1">
            <text:p text:style-name="P18"><text:span text:style-name="T2">0.052</text:span></text:p>
          </table:table-cell>
        </table:table-row>
      </table:table>
      <text:p text:style-name="P19"><text:span text:style-name="T7">Tableau 4 : valeurs b évaluées visuellement à partir des tests du rapport</text:span></text:p>
      <text:p text:style-name="P24"><text:span text:style-name="T2"/></text:p>
      <text:p text:style-name="P24"><text:span text:style-name="T2"/></text:p>
      <text:p text:style-name="P24"><text:span text:style-name="T2">Ces valeurs de b nous indiquent donc que ce sont des constantes multiplicatives qui peuvent préciser la fonction f(x) de notre hypothèse. Par exemple, dans le cas de notre algorithme de force brute, on aura b * f(x) qui sera donc 0.0086 * n</text:span><text:span text:style-name="T9">2</text:span><text:span text:style-name="T2">. </text:span></text:p>
      <text:p text:style-name="P24"><text:span text:style-name="T2">De plus, puisque tous les courbes semblent converger vers une valeur positive, on peut dire que nos fonctions d’hypothèse estiment bien la consommation de nos algorithmes. Ainsi, nous n’avons ni surestimé, ni sous-estimé lorsque nous avons établi nos fonctions hypothétiques.</text:span></text:p>
      <text:p text:style-name="P24"><text:span text:style-name="T2">Pour ce qui est de la comparaison entre brute force et diviser pour régner, on remarque que la constante multiplicative de brute force est plus petite que celle de ce dernier. Cependant, leur fonction f(x) n’est pas la même. En effet, notre algorithme brute force croît selon la fonction f(x) = n</text:span><text:span text:style-name="T9">2 </text:span><text:span text:style-name="T2">et notre algorithme diviser pour régner croît selon f(x) = x log(x). Il est alors difficile de comparer la performance selon leur constante multiplicative. </text:span></text:p>
      <text:p text:style-name="P24"><text:span text:style-name="T2">Finalement, si on compare nos deux algorithmes avec le patron diviser pour régner, mais différents seuils, on remarque que nous avons effectivement choisi un bon seuil de façon expérimentale puisque la constante multiplicative est plus basse dans ce cas-ci. </text:span></text:p>
      <text:p text:style-name="P14"><text:span text:style-name="T3">Que pouvez-vous déduire du test des constantes?</text:span></text:p>
      <text:p text:style-name="P27"><text:span text:style-name="T2">Le test de constantes est utilise lorsque on suppose que l’on connait la forme générale de la fonction de croissance de la consommation de ressource. <text:s/>Ainsi avec ce test, si on peux faire passer une droite sur les couples de points, la pente correspondra a une constante multiplicative et son ordonnée à l’origine à un coût fixe. <text:s/></text:span></text:p>
      <text:p text:style-name="P27"><text:span text:style-name="T2">Comme on peut le voir sur la figure 8 ce test est utile lorsqu’on utilise un algorithme de type force brute, car il est possible de tracer une droite avec les points. Cela signifie que l’on peut définir une constante multiplicative et le cout fixe. Cependant, il est difficile de définir ces paramètres avec les algorithmes diviser pour régner car il n’est pas possible de tracer une droite avec les points.</text:span></text:p>
      <text:p text:style-name="P14"><text:span text:style-name="T3">Discutez de l’impact du seuil de récursivité.</text:span></text:p>
      <text:p text:style-name="P14"><text:span text:style-name="T2">Le seuil de récursivité permet de définir un seuil pour lequel continué à appliquer l’algorithme diviser pour régner n’est plus efficace. Le choix du seuil de récursivité est important car, s’il est trop petit, l’algorithme diviser pour régner ne sera pas aussi performant. Tandis que s’il est trop grand, l’utilisation de l’algorithme ne sera pas efficace car il utilisera plus de ressource <text:s/>qu’un algorithme comme force brute.</text:span></text:p>
      <text:p text:style-name="P14"><text:span text:style-name="T3">Suite à cette analyse, indiquez sous quelles conditions (taille d’exemplaire ou autre) vous utiliseriez chacun de ces algorithmes. Justifiez.</text:span></text:p>
      <text:p text:style-name="P14"><text:span text:style-name="T2">Pour les algorithmes de petite taille, il est plus efficace d’utiliser un algorithme force brute, car même si cette algorithme consomme beaucoup de ressource, il reste performant lorsque il s’agit de petits exemplaires. </text:span></text:p>
      <text:p text:style-name="P14"><text:span text:style-name="T2">Lorsque la taille de l’exemplaire est grande il est plus efficace d’utiliser l’algorithme diviser pour régner. Lorsqu’on connaît la taille de l’exemplaire il est préférable d’utiliser l’algorithme diviser pour régner avec un seuil de récursivité de 1. Tandis que lorsqu’on ne connait <text:s/>pas la taille de l’exemplaire ou que celui-ci est très volumineux il est plus efficace de définir le seuil de récursivité selon les besoins.</text:span></text:p>
      <text:p text:style-name="P14"><text:span text:style-name="T7"/></text:p>
      <text:p text:style-name="P4"><text:span text:style-name="T3">Autres critères de correction</text:span></text:p>
      <text:p text:style-name="P14"><text:span text:style-name="T3">Respect de l’interface tp.sh</text:span></text:p>
      <table:table table:name="Table8" table:style-name="Table1">
        <table:table-column table:style-name="TableColumn1"/>
        <table:table-column table:style-name="TableColumn1"/>
        <table:table-row>
          <table:table-cell table:style-name="TableCell1">
            <text:p text:style-name="P13"><text:span text:style-name="T2">0</text:span></text:p>
          </table:table-cell>
          <table:table-cell table:style-name="TableCell1">
            <text:p text:style-name="P13"><text:span text:style-name="T2"><text:s/>/ 1 pt</text:span></text:p>
          </table:table-cell>
        </table:table-row>
      </table:table>
      <text:p text:style-name="P4"><text:span text:style-name="T2"/></text:p>
      <text:p text:style-name="P4"><text:span text:style-name="T2">Utilisation</text:span></text:p>
      <text:p text:style-name="P4"><text:span text:style-name="T2"><text:tab/>tp.sh -a [brute | seuil] -e [path_vers_exemplaire]</text:span></text:p>
      <text:p text:style-name="P4"><text:span text:style-name="T2"/></text:p>
      <text:p text:style-name="P4"><text:span text:style-name="T2">Arguments optionnels</text:span></text:p>
      <text:p text:style-name="P4"><text:span text:style-name="T2"><text:tab/>-p <text:tab/>affiche la plus petite distance entre deux points, sans texte superflu</text:span></text:p>
      <text:p text:style-name="P4"><text:span text:style-name="T2"><text:tab/>-t<text:tab/>affiche le temps d’exécution en ms, sans unité ni texte superflu</text:span></text:p>
      <text:p text:style-name="P4"><text:span text:style-name="T2"/></text:p>
      <text:p text:style-name="P4"><text:span text:style-name="T2">Important: l’option -e doit accepter des fichiers avec des paths absolus.</text:span></text:p>
      <text:p text:style-name="P4"><text:span text:style-name="T2"/></text:p>
      <text:p text:style-name="P14"><text:span text:style-name="T3">Qualité du code</text:span></text:p>
      <table:table table:name="Table9" table:style-name="Table1">
        <table:table-column table:style-name="TableColumn1"/>
        <table:table-column table:style-name="TableColumn1"/>
        <table:table-row>
          <table:table-cell table:style-name="TableCell1">
            <text:p text:style-name="P13"><text:span text:style-name="T2">0</text:span></text:p>
          </table:table-cell>
          <table:table-cell table:style-name="TableCell1">
            <text:p text:style-name="P13"><text:span text:style-name="T2"><text:s/>/ 1 pt</text:span></text:p>
          </table:table-cell>
        </table:table-row>
      </table:table>
      <text:p text:style-name="P4"><text:span text:style-name="T2"/></text:p>
      <text:p text:style-name="P14"><text:span text:style-name="T3">Présentation générale</text:span></text:p>
      <table:table table:name="Table10" table:style-name="Table1">
        <table:table-column table:style-name="TableColumn1"/>
        <table:table-column table:style-name="TableColumn1"/>
        <table:table-row>
          <table:table-cell table:style-name="TableCell1">
            <text:p text:style-name="P13"><text:span text:style-name="T2">0</text:span></text:p>
          </table:table-cell>
          <table:table-cell table:style-name="TableCell1">
            <text:p text:style-name="P13"><text:span text:style-name="T2"><text:s/>/ 1 pt</text:span></text:p>
          </table:table-cell>
        </table:table-row>
      </table:table>
      <text:p text:style-name="P21"><text:span text:style-name="T2"/></text:p>
      <text:list text:style-name="L3">
        <text:list-item>
          <text:p text:style-name="P28"><text:span text:style-name="T2">Concision</text:span></text:p>
        </text:list-item>
        <text:list-item>
          <text:p text:style-name="P28"><text:span text:style-name="T2">Qualité du français</text:span></text:p>
        </text:list-item>
      </text:list>
      <text:p text:style-name="P14"><text:span text:style-name="T3">Pénalité retard et autres</text:span></text:p>
      <table:table table:name="Table11" table:style-name="Table1">
        <table:table-column table:style-name="TableColumn1"/>
        <table:table-row>
          <table:table-cell table:style-name="TableCell1">
            <text:p text:style-name="P13"><text:span text:style-name="T2">0</text:span></text:p>
          </table:table-cell>
        </table:table-row>
      </table:table>
      <text:p text:style-name="P21"><text:span text:style-name="T2"/></text:p>
      <text:list text:style-name="L3">
        <text:list-item>
          <text:p text:style-name="P29"><text:span text:style-name="T2">-1 pt / journée de retard, arrondi vers le haut. Les TPs ne sont plus acceptés après 3 jours.</text:span></text:p>
        </text:list-item>
        <text:list-item>
          <text:p text:style-name="P29"><text:span text:style-name="T2">Il peut y avoir d’autres pénalités (par exemple le fichier </text:span><text:span text:style-name="T7">emails.txt</text:span><text:span text:style-name="T2"><text:s/>non fourni, etc.)</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